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4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5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6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7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8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9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10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11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12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  <style:style style:name="T13" style:parent-style-name="DefaultParagraphFont" style:family="text">
      <style:text-properties style:font-name="Courier New" style:font-name-complex="Courier New" fo:color="#008080" fo:font-size="9pt" style:font-size-asian="9pt" style:font-size-complex="9pt"/>
    </style:style>
  </office:automatic-styles>
  <office:body>
    <office:text text:use-soft-page-breaks="true">
      <text:p text:style-name="P1"><text:span text:style-name="T2">                           &lt;%@ include view='MirrorPage' %&gt;</text:span></text:p>
      <text:p text:style-name="NormalWeb">Hi<text:s/><text:span text:style-name="T3">&lt;%= rtEvent.ctx.customer.@title %&gt;</text:span><text:s/><text:span text:style-name="T4">&lt;%= rtEvent.ctx.customer.@lastName %&gt;</text:span>,</text:p>
      <text:p text:style-name="NormalWeb">Thanks for your purchase from<text:s/><text:span text:style-name="T5">&lt;%= rtEvent.ctx.company.@label %&gt;</text:span></text:p>
      <text:p text:style-name="NormalWeb">Your Details are as follows :</text:p>
      <text:p text:style-name="NormalWeb">Name :<text:s/><text:span text:style-name="T6">&lt;%= rtEvent.ctx.customer.@title %&gt;</text:span><text:s/><text:span text:style-name="T7">&lt;%= rtEvent.ctx.customer.@firstName %&gt;&lt;%= rtEvent.ctx %&gt;</text:span><text:s/><text:span text:style-name="T8">&lt;%= rtEvent.ctx.customer.@lastName %&gt;</text:span></text:p>
      <text:p text:style-name="NormalWeb">Order Id :<text:s/><text:span text:style-name="T9">&lt;%= rtEvent.ctx.order.@orderId %&gt;</text:span></text:p>
      <text:p text:style-name="NormalWeb">Order Amount :<text:s/><text:span text:style-name="T10">&lt;%= rtEvent.ctx.order.@amount %&gt;</text:span></text:p>
      <text:p text:style-name="NormalWeb">Address :<text:s/><text:span text:style-name="T11">&lt;%= rtEvent.ctx.order.@address %&gt;</text:span></text:p>
      <text:p text:style-name="NormalWeb"> For more information , please visit our website<text:s/><text:span text:style-name="T12">&lt;%= rtEvent.ctx.company.@web %&gt;</text:span></text:p>
      <text:p text:style-name="NormalWeb"><text:span text:style-name="Strong">Thanks &amp; Regards<text:s/></text:span></text:p>
      <text:p text:style-name="NormalWeb"> <text:span text:style-name="T13">&lt;%= rtEvent.ctx.company.@label %&gt;</text:span><text:s/>Team<text:s/></text:p>
      <text:p text:style-name="NormalWeb">Happy to serve<text:s/>you :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1netic</meta:initial-creator>
    <dc:creator>k1netic</dc:creator>
    <meta:creation-date>2020-10-06T06:19:00Z</meta:creation-date>
    <dc:date>2020-10-06T06:20:00Z</dc:date>
    <meta:template xlink:href="Normal" xlink:type="simple"/>
    <meta:editing-cycles>2</meta:editing-cycles>
    <meta:editing-duration>PT60S</meta:editing-duration>
    <meta:document-statistic meta:page-count="1" meta:paragraph-count="1" meta:word-count="99" meta:character-count="667" meta:row-count="4" meta:non-whitespace-character-count="569"/>
  </office:meta>
</office:document-meta>
</file>